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dca" officeooo:paragraph-rsid="00190dca"/>
    </style:style>
    <style:style style:name="P2" style:family="paragraph" style:parent-style-name="Standard">
      <style:text-properties officeooo:rsid="00190dca" officeooo:paragraph-rsid="00197499"/>
    </style:style>
    <style:style style:name="P3" style:family="paragraph" style:parent-style-name="Standard">
      <style:text-properties officeooo:rsid="00197499" officeooo:paragraph-rsid="00197499"/>
    </style:style>
    <style:style style:name="P4" style:family="paragraph" style:parent-style-name="Standard">
      <style:text-properties officeooo:rsid="001aa442" officeooo:paragraph-rsid="001aa442"/>
    </style:style>
    <style:style style:name="P5" style:family="paragraph" style:parent-style-name="Standard">
      <style:text-properties officeooo:rsid="00197499" officeooo:paragraph-rsid="00197499"/>
    </style:style>
    <style:style style:name="P6" style:family="paragraph" style:parent-style-name="Standard">
      <style:text-properties officeooo:rsid="001f34c7" officeooo:paragraph-rsid="001f34c7"/>
    </style:style>
    <style:style style:name="P7" style:family="paragraph" style:parent-style-name="Standard">
      <style:text-properties officeooo:rsid="002026ec" officeooo:paragraph-rsid="002026ec"/>
    </style:style>
    <style:style style:name="P8" style:family="paragraph" style:parent-style-name="Standard">
      <style:text-properties officeooo:rsid="0021c168" officeooo:paragraph-rsid="0021c168"/>
    </style:style>
    <style:style style:name="T1" style:family="text">
      <style:text-properties officeooo:rsid="00197499"/>
    </style:style>
    <style:style style:name="T2" style:family="text">
      <style:text-properties officeooo:rsid="001aa442"/>
    </style:style>
    <style:style style:name="T3" style:family="text">
      <style:text-properties officeooo:rsid="001bd35f"/>
    </style:style>
    <style:style style:name="T4" style:family="text">
      <style:text-properties officeooo:rsid="0021c1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procedure used to approach this problem was to first find the data sets. Then the data was preprocessed into a usable form that we fed to the algorithms.. A majority of the data to train the program and then used a smaller set of it to test the success rate of our algorithms. </text:p>
      <text:p text:style-name="P2"/>
      <text:p text:style-name="P2"><text:span text:style-name="T1"><text:s/></text:span>The datasets we used to train <text:span text:style-name="T3">the algorithms</text:span> consisted of movie reviews from IMDB, These data sets were not preprocessed <text:span text:style-name="T1">and still included the html code to break the lines.</text:span> <text:span text:style-name="T1">Before using the data to train and test the algorithms it was preprocessed</text:span> and tokenized. <text:span text:style-name="T1">To do this all the punctuation and stop words were removed. Then the dataset was split into the individual words by white space and put into a list.</text:span> </text:p>
      <text:p text:style-name="P1"/>
      <text:p text:style-name="P4">How naive bayes was implemented</text:p>
      <text:p text:style-name="P4"/>
      <text:p text:style-name="P4">Using sklearn to implement SVM</text:p>
      <text:p text:style-name="P1"/>
      <text:p text:style-name="P3">Optimizations we implemented</text:p>
      <text:p text:style-name="P3"/>
      <text:p text:style-name="P3">Comparisons between algorithms and their success rates.</text:p>
      <text:p text:style-name="P3"/>
      <text:p text:style-name="P3">Our results versus <text:span text:style-name="T2">papers that have been written.</text:span></text:p>
      <text:p text:style-name="P3"/>
      <text:p text:style-name="P6">Instructions on how to use program</text:p>
      <text:p text:style-name="P3"/>
      <text:p text:style-name="P3"/>
      <text:p text:style-name="P3"/>
      <text:p text:style-name="P7">Used <text:span text:style-name="T4">site </text:span>for stanfordMR set: <text:a xlink:type="simple" xlink:href="http://www.cs.cornell.edu/people/pabo/movie-review-data/" text:style-name="Internet_20_link" text:visited-style-name="Visited_20_Internet_20_Link"><text:span text:style-name="T4">http://www.cs.cornell.edu/people/pabo/movie-review-data/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6:50:10.116551290</meta:creation-date>
    <dc:date>2018-11-29T18:24:54.164048102</dc:date>
    <meta:editing-duration>PT7M4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67" meta:character-count="1008" meta:non-whitespace-character-count="847"/>
  </office:meta>
</office:document-meta>
</file>